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 (Tote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Win32 port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draw:id="id11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1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4T03:45:53</dc:date>
    <meta:print-date>1998-09-04T10:04:32</meta:print-date>
    <meta:editing-cycles>197</meta:editing-cycles>
    <meta:editing-duration>PT17H31M38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